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2708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4.9785in"/>
    </style:style>
    <style:style style:name="Table1.B" style:family="table-column">
      <style:table-column-properties style:column-width="2.2917in"/>
    </style:style>
    <style:style style:name="Table1.1" style:family="table-row">
      <style:table-row-properties style:min-row-height="1.1111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Standard">
      <style:paragraph-properties fo:break-before="auto" fo:break-after="auto" fo:padding="0in" fo:border="none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15%" fo:padding="0in" fo:border="none"/>
    </style:style>
    <style:style style:name="P4" style:family="paragraph" style:parent-style-name="Standard" style:list-style-name="WWNum1">
      <style:paragraph-properties fo:margin-left="0in" fo:margin-right="0.2083in" fo:margin-top="0.222in" fo:margin-bottom="0in" loext:contextual-spacing="false" fo:line-height="130%" fo:text-indent="0in" style:auto-text-indent="false" fo:padding="0in" fo:border="none"/>
    </style:style>
    <style:style style:name="P5" style:family="paragraph" style:parent-style-name="Standard" style:list-style-name="WWNum1">
      <style:paragraph-properties fo:margin-left="0in" fo:margin-right="0.2083in" fo:margin-top="0in" fo:margin-bottom="0in" loext:contextual-spacing="false" fo:line-height="130%" fo:text-indent="0in" style:auto-text-indent="false" fo:padding="0in" fo:border="none"/>
    </style:style>
    <style:style style:name="P6" style:family="paragraph" style:parent-style-name="Standard" style:list-style-name="WWNum1">
      <style:paragraph-properties fo:margin-left="0in" fo:margin-right="0.2083in" fo:margin-top="0in" fo:margin-bottom="0in" loext:contextual-spacing="false" fo:line-height="130%" fo:text-indent="0in" style:auto-text-indent="false" fo:padding="0in" fo:border="none"/>
    </style:style>
    <style:style style:name="P7" style:family="paragraph" style:parent-style-name="Standard" style:master-page-name="Standard">
      <style:paragraph-properties fo:line-height="100%" style:page-number="1" fo:break-before="auto" fo:break-after="auto" fo:padding="0in" fo:border="none"/>
      <style:text-properties fo:font-size="6pt" style:font-size-asian="6pt" style:font-size-complex="6pt"/>
    </style:style>
    <style:style style:name="P8" style:family="paragraph" style:parent-style-name="Heading_20_1">
      <style:paragraph-properties fo:padding="0in" fo:border="none"/>
    </style:style>
    <style:style style:name="P9" style:family="paragraph" style:parent-style-name="Heading_20_2">
      <style:paragraph-properties fo:padding="0in" fo:border="none"/>
    </style:style>
    <style:style style:name="P10" style:family="paragraph" style:parent-style-name="Heading_20_3">
      <style:paragraph-properties fo:padding="0in" fo:border="none"/>
    </style:style>
    <style:style style:name="P11" style:family="paragraph" style:parent-style-name="Title">
      <style:paragraph-properties fo:line-height="100%" fo:padding="0in" fo:border="none"/>
    </style:style>
    <style:style style:name="T1" style:family="text">
      <style:text-properties fo:color="#000000" style:font-name="Open Sans" style:font-name-asian="Open Sans1" style:font-name-complex="Open Sans1"/>
    </style:style>
    <style:style style:name="T2" style:family="text">
      <style:text-properties fo:color="#000000" style:font-name="Open Sans" fo:font-weight="bold" style:font-name-asian="Open Sans1" style:font-weight-asian="bold" style:font-name-complex="Open Sans1"/>
    </style:style>
    <style:style style:name="T3" style:family="text">
      <style:text-properties fo:color="#b7b7b7"/>
    </style:style>
    <style:style style:name="T4" style:family="text">
      <style:text-properties fo:font-style="italic" fo:font-weight="normal" style:font-style-asian="italic" style:font-weight-asian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text:bookmark text:name="_x8fm1uorkbaw"/>Revathy B</text:p>
            <text:p text:style-name="P2">Motivated IT professional with a passion for system administration,networking and cyber security.</text:p>
          </table:table-cell>
          <table:table-cell table:style-name="Table1.A1" office:value-type="string">
            <text:p text:style-name="P3"><text:span text:style-name="T1">N/20,BK pudur</text:span></text:p>
            <text:p text:style-name="P3"><text:span text:style-name="T1">kuniyamuthur,coimbatore-08</text:span></text:p>
            <text:p text:style-name="P3"><text:span text:style-name="T2">9444897388</text:span></text:p>
            <text:p text:style-name="P3"><text:span text:style-name="T2">brevathy683@gmail.com</text:span></text:p>
          </table:table-cell>
        </table:table-row>
        <table:table-row table:style-name="Table1.2">
          <table:table-cell table:style-name="Table1.A1" office:value-type="string">
            <text:p text:style-name="P8"><text:bookmark text:name="_y7d3xdxnr44m"/></text:p>
            <text:p text:style-name="P8"><text:bookmark text:name="_yk8luflkpwij"/>EDUCATION</text:p>
            <text:p text:style-name="P9"><text:bookmark text:name="_6wymnhinx9q5"/>Presentation convent girls higher secondary school,ukkadam,CBE-21</text:p>
            <text:p text:style-name="P10"><text:bookmark text:name="_7vtcyzeczjot"/>MONTH 2021- MONTH-2022.</text:p>
            <text:p text:style-name="P8"><text:bookmark text:name="_jhv78pp9wtzd"/>CONFERENCE</text:p>
            <text:p text:style-name="P9"><text:bookmark text:name="_vm051rmyhoww"/>Research Paper Presented in the topic of The Role of Artificial Intelligence in early detection and personalized treatment for cancer.</text:p>
          </table:table-cell>
          <table:table-cell table:style-name="Table1.A1" office:value-type="string">
            <text:p text:style-name="P8"><text:bookmark text:name="_ca0awj8022e2"/>SKILLS</text:p>
            <text:list xml:id="list4225396922" text:style-name="WWNum1">
              <text:list-item>
                <text:p text:style-name="P4">Communication skills</text:p>
              </text:list-item>
              <text:list-item>
                <text:p text:style-name="P5">Progamming in java</text:p>
              </text:list-item>
              <text:list-item>
                <text:p text:style-name="P5">Data analytics</text:p>
              </text:list-item>
              <text:list-item>
                <text:p text:style-name="P5">C</text:p>
              </text:list-item>
              <text:list-item>
                <text:p text:style-name="P5">c++</text:p>
              </text:list-item>
            </text:list>
            <text:p text:style-name="P8"><text:bookmark text:name="_tuxh7mwdaxox"/>AWARDS</text:p>
            <text:p text:style-name="P2"/>
            <text:p text:style-name="P2">Participated in college-level chess tournament and won the championship title</text:p>
            <text:p text:style-name="P8"><text:bookmark text:name="_cxxkes25b26"/>LANGUAGES</text:p>
            <text:p text:style-name="P2"/>
            <text:p text:style-name="P2">English,Tamil,Malayalam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loext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165in" fo:margin-bottom="0in" loext:contextual-spacing="false" fo:line-height="100%" fo:break-before="auto" fo:break-after="auto"/>
      <style:text-properties fo:color="#2079c7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 fo:keep-together="always" fo:break-before="auto" fo:break-after="auto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693in" fo:margin-bottom="0.0693in" loext:contextual-spacing="false" fo:line-height="100%" fo:keep-together="always" fo:break-before="auto" fo:break-after="auto" fo:keep-with-next="always"/>
      <style:text-properties fo:color="#666666"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loext:contextual-spacing="false" fo:line-height="100%" fo:break-before="auto" fo:break-after="auto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15%" fo:break-before="auto" fo:break-after="auto"/>
      <style:text-properties fo:color="#000000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5992in" fo:margin-left="0.5992in" fo:margin-right="0.5992in" style:writing-mode="lr-tb" style:layout-grid-color="#c0c0c0" style:layout-grid-lines="254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21" meta:word-count="78" meta:character-count="599" meta:non-whitespace-character-count="547"/>
    <meta:generator>LibreOfficeDev/6.0.5.2$Linux_X86_64 LibreOffice_project/</meta:generator>
  </office:meta>
</office:document-meta>
</file>